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7.132cm" style:use-optimal-column-width="false"/>
    </style:style>
    <style:style style:name="co2" style:family="table-column">
      <style:table-column-properties style:column-width="71.205cm" style:use-optimal-column-width="false"/>
    </style:style>
    <style:style style:name="ro1" style:family="table-row">
      <style:table-row-properties style:row-height="58.66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8.336cm" svg:height="293.344cm" svg:x="0cm" svg:y="0cm">
          <table:table table:template-name="black-gray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عباس! آؤ بابا کو رخصت کرو<text:line-break/>آج بازو بھی ہیں اور جنازہ بھی ہے<text:line-break/>آؤ بابا کو رخصت کرو<text:span text:style-name="T1"><text:line-break/></text:span><text:span text:style-name="T1"/></text:p>
              </table:table-cell>
              <table:table-cell>
                <text:p text:style-name="P1">بیٹیاں تھیں، جنازہ تھا، احساس تھا<text:line-break/>دور بابا کی میت سے عباس تھا<text:line-break/>وقتِ رخصت کا فرج ہٹایا گیا<text:line-break/>آخری بار چہرہ دکھایا گیا<text:line-break/>اپنے عباس کا جب خیال آ گیا<text:line-break/>دے کے آواز شبیر نے یہ کہا<text:span text:style-name="T1"><text:line-break/></text:span><text:span text:style-name="T1"/></text:p>
              </table:table-cell>
            </table:table-row>
            <table:table-row table:style-name="ro1" table:default-cell-style-name="ce2">
              <table:table-cell>
                <text:p text:style-name="P2">جانتا ہوں بہت صبر تم نے کیا<text:line-break/>اپنے بابا کے قاتل کو پانی دیا<text:line-break/>زخم گہرا ہے اب بھی شَکِستہ ہے سر<text:line-break/>اُسنے تلوار سے وار ایسا کیا<text:line-break/>ضرب کے زخم سے، خون پھر نہ بہے<text:line-break/>دیکھو میّت رکھی ہے بہت دیر سے<text:span text:style-name="T1"><text:line-break/></text:span><text:span text:style-name="T1"/></text:p>
              </table:table-cell>
              <table:table-cell>
                <text:p text:style-name="P2">جب سے بابا نے چومے ہیں شانے تیرے<text:line-break/>کربلا یاد آتی ہے بھائی مجھے<text:line-break/>ایک زخمی بدن ہو گا جب بے کفن<text:line-break/>کون آئے گا بھائی اُٹھانے اُسے<text:line-break/>آج سب ہیں چلو، تم میرا ساتھ دو<text:line-break/>دور بیٹھو نہ اب میرے غازی اُٹھو<text:span text:style-name="T1"><text:line-break/></text:span><text:span text:style-name="T1"/></text:p>
              </table:table-cell>
            </table:table-row>
            <table:table-row table:style-name="ro1" table:default-cell-style-name="ce2">
              <table:table-cell>
                <text:p text:style-name="P2">بس یہ ارمان ہوتا ہے ہر باپ کا<text:line-break/>میرے بیٹے اُٹھائیں جنازہ میرا<text:line-break/>کہہ کہ یہ بات شبیر رونے لگے<text:line-break/>اور پھر ہاتھ سینے پہ رکھ کر کہا<text:line-break/>ایسا نہ ہو کبھی، باپ اُٹھائے کوئی<text:line-break/>اپنے کاندھے پہ میّت جواں لعل کی<text:span text:style-name="T1"><text:line-break/></text:span><text:span text:style-name="T1"/></text:p>
              </table:table-cell>
              <table:table-cell>
                <text:p text:style-name="P2">جیسے امّاں نے مجھ کو بلایا سنو<text:line-break/>تم بھی بابا کو ایک بار آواز دو<text:line-break/>ماں کی طرح سے بندھِ کفن توڑ کر<text:line-break/>اپنے سینے سے تمکو لگا لیں گے وہ<text:line-break/>اُنکا احساس ہو، تم تو عباس ہو<text:line-break/>میرے بابا کے دل کے بہت پاس ہو<text:span text:style-name="T1"><text:line-break/></text:span><text:span text:style-name="T1"/></text:p>
              </table:table-cell>
            </table:table-row>
            <table:table-row table:style-name="ro1" table:default-cell-style-name="ce2">
              <table:table-cell>
                <text:p text:style-name="P2">تھام کر اپنی ٹوٹی ہوئی پسلیاں<text:line-break/>دیکھو بابا کے پہلو میں بیٹھی ہیں ماں<text:line-break/>ہائے غربت وہی ہاتھ پہلو پہ ہے<text:line-break/>تازیانوں کے جس پر ہیں اب بھی نشان<text:line-break/>دیکھو اے با وفا، ساتھ ہیں مصطفی<text:line-break/>چل کے بابا کو اب بول دو الوداع<text:span text:style-name="T1"><text:line-break/></text:span><text:span text:style-name="T1"/></text:p>
              </table:table-cell>
              <table:table-cell>
                <text:p text:style-name="P2">یاد ہے تمکو بابا نے جاتے ہوئے<text:line-break/>ہاتھ رکھا تمہارا میرے ہاتھ پہ<text:line-break/>تمکو شب کی نمازوں میں مانگا گیا<text:line-break/>اے میرے بھائی کربوبلا کے لئے<text:line-break/>کیا یہ صدمہ ہے کم، ہیں یتیم آج ہم<text:line-break/>ہائے آغازِ کربوبلا ہے یہ غم<text:span text:style-name="T1"><text:line-break/></text:span><text:span text:style-name="T1"/></text:p>
              </table:table-cell>
            </table:table-row>
            <table:table-row table:style-name="ro1" table:default-cell-style-name="ce2">
              <table:table-cell>
                <text:p text:style-name="P2">بات بہنوں کی آئی تو غازی اُٹھے<text:line-break/>اپنے بابا کی میّت کی جانب چلے<text:line-break/>آکے بابا کے قدموں کا بوسہ لیا<text:line-break/>اے رضؔا حال زیؔشان کیسے لکھے<text:line-break/>جب جنازہ اُٹھا، گھر میں کہرام تھا<text:line-break/>روکے عباس نے بھائیوں سے کہا<text:span text:style-name="T1"><text:line-break/></text:span><text:span text:style-name="T1"/></text:p>
              </table:table-cell>
              <table:table-cell>
                <text:p text:style-name="P2">دیکھو بابا کی میّت سے لپٹی ہے وہ<text:line-break/>تم ہی زینب کے جینے کی امید ہو<text:line-break/>بھائی شبر نے رخ سے ہٹایا تھا جو<text:line-break/>اپنے ہاتھوں سے تم وہ کفن باندھ دو<text:line-break/>عکسِ خیبر شکن، مر نہ جائے بَہن<text:line-break/>تمکو دیکھے گی تو چھوڑ دے گی کفن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8.328cm" fo:page-height="293.3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21:00:39.467631300</meta:creation-date>
    <dc:date>2026-01-27T21:03:55.195606800</dc:date>
    <meta:editing-duration>PT3M16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